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9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fo:background-color="#ffcc00"/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10" style:family="table-cell" style:parent-style-name="Default"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table:shapes>
          <draw:frame draw:z-index="0" draw:style-name="gr1" draw:text-style-name="P1" svg:width="218.21mm" svg:height="117.13mm" svg:x="120.94mm" svg:y="3.72mm">
            <loext:p draw:notify-on-update-of-ranges="Sheet9.B11:Sheet9.B48 Sheet9.C11:Sheet9.C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2" table:default-cell-style-name="ce4"/>
        <table:table-column table:style-name="co2" table:number-columns-repeated="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ce6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83.207" calcext:value-type="float">
            <text:p>83,207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0.532655" calcext:value-type="float">
            <text:p>0,53265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0.00336761" calcext:value-type="float">
            <text:p>0,00336761</text:p>
          </table:table-cell>
          <table:table-cell table:number-columns-repeated="4"/>
          <table:table-cell table:style-name="ce1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1.50937" calcext:value-type="float">
            <text:p>1,50937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-12614.6" calcext:value-type="float">
            <text:p>-12614,6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0.0244862" calcext:value-type="float">
            <text:p>0,024486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13142" calcext:value-type="float">
            <text:p>13142</text:p>
          </table:table-cell>
          <table:table-cell table:number-columns-repeated="5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onfirmed</text:p>
          </table:table-cell>
          <table:table-cell table:style-name="ce5"/>
          <table:table-cell table:style-name="ce7" office:value-type="string" calcext:value-type="string">
            <text:p>avg error</text:p>
          </table:table-cell>
          <table:table-cell table:style-name="ce8" table:formula="of:=AVERAGE([.F12:.F26])^0.5" office:value-type="float" office:value="171.642678536076" calcext:value-type="float">
            <text:p>171,64</text:p>
          </table:table-cell>
          <table:table-cell table:number-columns-repeated="5"/>
        </table:table-row>
        <table:table-row table:style-name="ro1">
          <table:table-cell table:style-name="ce2"/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formula="of:=[.B11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1]^[.F$3]+[.F$4]*[.C11]^[.F$5]+[.F$6]*[.C11]^[.F$7]+[.F$8]" office:value-type="float" office:value="355.358725688426" calcext:value-type="float">
            <text:p>355</text:p>
          </table:table-cell>
          <table:table-cell table:style-name="ce9" table:formula="of:=([.E12]-[.C12])^2" office:value-type="float" office:value="1710.54419057044" calcext:value-type="float">
            <text:p>1 710,54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2]+1" office:value-type="date" office:date-value="2019-01-23" calcext:value-type="date">
            <text:p>23-01-201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F$2]*[.C12]^[.F$3]+[.F$4]*[.C12]^[.F$5]+[.F$6]*[.C12]^[.F$7]+[.F$8]" office:value-type="float" office:value="419.139688641571" calcext:value-type="float">
            <text:p>419</text:p>
          </table:table-cell>
          <table:table-cell table:style-name="ce9" table:formula="of:=([.E13]-[.C13])^2" office:value-type="float" office:value="25555.3191476137" calcext:value-type="float">
            <text:p>25 555,32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3]+1" office:value-type="date" office:date-value="2019-01-24" calcext:value-type="date">
            <text:p>24-01-2019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F$2]*[.C13]^[.F$3]+[.F$4]*[.C13]^[.F$5]+[.F$6]*[.C13]^[.F$7]+[.F$8]" office:value-type="float" office:value="915.420226402601" calcext:value-type="float">
            <text:p>915</text:p>
          </table:table-cell>
          <table:table-cell table:style-name="ce9" table:formula="of:=([.E14]-[.C14])^2" office:value-type="float" office:value="5244.68919220395" calcext:value-type="float">
            <text:p>5 244,69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4]+1" office:value-type="date" office:date-value="2019-01-25" calcext:value-type="date">
            <text:p>25-01-2019</text:p>
          </table:table-cell>
          <table:table-cell office:value-type="float" office:value="1337" calcext:value-type="float">
            <text:p>1 337</text:p>
          </table:table-cell>
          <table:table-cell/>
          <table:table-cell table:formula="of:=[.F$2]*[.C14]^[.F$3]+[.F$4]*[.C14]^[.F$5]+[.F$6]*[.C14]^[.F$7]+[.F$8]" office:value-type="float" office:value="1363.12581926802" calcext:value-type="float">
            <text:p>1 363</text:p>
          </table:table-cell>
          <table:table-cell table:style-name="ce9" table:formula="of:=([.E15]-[.C15])^2" office:value-type="float" office:value="682.558432425138" calcext:value-type="float">
            <text:p>682,56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5]+1" office:value-type="date" office:date-value="2019-01-26" calcext:value-type="date">
            <text:p>26-01-2019</text:p>
          </table:table-cell>
          <table:table-cell office:value-type="float" office:value="2014" calcext:value-type="float">
            <text:p>2 014</text:p>
          </table:table-cell>
          <table:table-cell/>
          <table:table-cell table:formula="of:=[.F$2]*[.C15]^[.F$3]+[.F$4]*[.C15]^[.F$5]+[.F$6]*[.C15]^[.F$7]+[.F$8]" office:value-type="float" office:value="2120.79658564167" calcext:value-type="float">
            <text:p>2 121</text:p>
          </table:table-cell>
          <table:table-cell table:style-name="ce9" table:formula="of:=([.E16]-[.C16])^2" office:value-type="float" office:value="11405.5107047194" calcext:value-type="float">
            <text:p>11 405,51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6]+1" office:value-type="date" office:date-value="2019-01-27" calcext:value-type="date">
            <text:p>27-01-2019</text:p>
          </table:table-cell>
          <table:table-cell office:value-type="float" office:value="2798" calcext:value-type="float">
            <text:p>2 798</text:p>
          </table:table-cell>
          <table:table-cell/>
          <table:table-cell table:formula="of:=[.F$2]*[.C16]^[.F$3]+[.F$4]*[.C16]^[.F$5]+[.F$6]*[.C16]^[.F$7]+[.F$8]" office:value-type="float" office:value="3058.40750180381" calcext:value-type="float">
            <text:p>3 058</text:p>
          </table:table-cell>
          <table:table-cell table:style-name="ce9" table:formula="of:=([.E17]-[.C17])^2" office:value-type="float" office:value="67812.0669957038" calcext:value-type="float">
            <text:p>67 812,07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7]+1" office:value-type="date" office:date-value="2019-01-28" calcext:value-type="date">
            <text:p>28-01-2019</text:p>
          </table:table-cell>
          <table:table-cell office:value-type="float" office:value="4593" calcext:value-type="float">
            <text:p>4 593</text:p>
          </table:table-cell>
          <table:table-cell/>
          <table:table-cell table:formula="of:=[.F$2]*[.C17]^[.F$3]+[.F$4]*[.C17]^[.F$5]+[.F$6]*[.C17]^[.F$7]+[.F$8]" office:value-type="float" office:value="4061.85781446046" calcext:value-type="float">
            <text:p>4 062</text:p>
          </table:table-cell>
          <table:table-cell table:style-name="ce9" table:formula="of:=([.E18]-[.C18])^2" office:value-type="float" office:value="282112.021259717" calcext:value-type="float">
            <text:p>282 112,02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8]+1" office:value-type="date" office:date-value="2019-01-29" calcext:value-type="date">
            <text:p>29-01-2019</text:p>
          </table:table-cell>
          <table:table-cell office:value-type="float" office:value="6065" calcext:value-type="float">
            <text:p>6 065</text:p>
          </table:table-cell>
          <table:table-cell/>
          <table:table-cell table:formula="of:=[.F$2]*[.C18]^[.F$3]+[.F$4]*[.C18]^[.F$5]+[.F$6]*[.C18]^[.F$7]+[.F$8]" office:value-type="float" office:value="6195.51200671848" calcext:value-type="float">
            <text:p>6 196</text:p>
          </table:table-cell>
          <table:table-cell table:style-name="ce9" table:formula="of:=([.E19]-[.C19])^2" office:value-type="float" office:value="17033.3838976855" calcext:value-type="float">
            <text:p>17 033,38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9]+1" office:value-type="date" office:date-value="2019-01-30" calcext:value-type="date">
            <text:p>30-01-2019</text:p>
          </table:table-cell>
          <table:table-cell office:value-type="float" office:value="7818" calcext:value-type="float">
            <text:p>7 818</text:p>
          </table:table-cell>
          <table:table-cell/>
          <table:table-cell table:formula="of:=[.F$2]*[.C19]^[.F$3]+[.F$4]*[.C19]^[.F$5]+[.F$6]*[.C19]^[.F$7]+[.F$8]" office:value-type="float" office:value="7866.36859012955" calcext:value-type="float">
            <text:p>7 866</text:p>
          </table:table-cell>
          <table:table-cell table:style-name="ce9" table:formula="of:=([.E20]-[.C20])^2" office:value-type="float" office:value="2339.52051112078" calcext:value-type="float">
            <text:p>2 339,52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20]+1" office:value-type="date" office:date-value="2019-01-31" calcext:value-type="date">
            <text:p>31-01-2019</text:p>
          </table:table-cell>
          <table:table-cell office:value-type="float" office:value="9826" calcext:value-type="float">
            <text:p>9 826</text:p>
          </table:table-cell>
          <table:table-cell/>
          <table:table-cell table:formula="of:=[.F$2]*[.C20]^[.F$3]+[.F$4]*[.C20]^[.F$5]+[.F$6]*[.C20]^[.F$7]+[.F$8]" office:value-type="float" office:value="9822.08731449691" calcext:value-type="float">
            <text:p>9 822</text:p>
          </table:table-cell>
          <table:table-cell table:style-name="ce9" table:formula="of:=([.E21]-[.C21])^2" office:value-type="float" office:value="15.3091078461188" calcext:value-type="float">
            <text:p>15,31</text:p>
          </table:table-cell>
          <table:table-cell table:number-columns-repeated="5"/>
        </table:table-row>
        <table:table-row table:style-name="ro1">
          <table:table-cell/>
          <table:table-cell table:formula="of:=[.B21]+1" office:value-type="date" office:date-value="2019-02-01" calcext:value-type="date">
            <text:p>01-02-2019</text:p>
          </table:table-cell>
          <table:table-cell office:value-type="float" office:value="11953" calcext:value-type="float">
            <text:p>11 953</text:p>
          </table:table-cell>
          <table:table-cell/>
          <table:table-cell table:formula="of:=[.F$2]*[.C21]^[.F$3]+[.F$4]*[.C21]^[.F$5]+[.F$6]*[.C21]^[.F$7]+[.F$8]" office:value-type="float" office:value="12053.8323967979" calcext:value-type="float">
            <text:p>12 054</text:p>
          </table:table-cell>
          <table:table-cell table:style-name="ce9" table:formula="of:=([.E22]-[.C22])^2" office:value-type="float" office:value="10167.1722440069" calcext:value-type="float">
            <text:p>10 167,17</text:p>
          </table:table-cell>
          <table:table-cell table:number-columns-repeated="5"/>
        </table:table-row>
        <table:table-row table:style-name="ro1">
          <table:table-cell/>
          <table:table-cell table:formula="of:=[.B22]+1" office:value-type="date" office:date-value="2019-02-02" calcext:value-type="date">
            <text:p>02-02-2019</text:p>
          </table:table-cell>
          <table:table-cell office:value-type="float" office:value="14557" calcext:value-type="float">
            <text:p>14 557</text:p>
          </table:table-cell>
          <table:table-cell/>
          <table:table-cell table:formula="of:=[.F$2]*[.C22]^[.F$3]+[.F$4]*[.C22]^[.F$5]+[.F$6]*[.C22]^[.F$7]+[.F$8]" office:value-type="float" office:value="14433.3393330423" calcext:value-type="float">
            <text:p>14 433</text:p>
          </table:table-cell>
          <table:table-cell table:style-name="ce9" table:formula="of:=([.E23]-[.C23])^2" office:value-type="float" office:value="15291.9605524307" calcext:value-type="float">
            <text:p>15 291,96</text:p>
          </table:table-cell>
          <table:table-cell table:number-columns-repeated="5"/>
        </table:table-row>
        <table:table-row table:style-name="ro1">
          <table:table-cell/>
          <table:table-cell table:formula="of:=[.B23]+1" office:value-type="date" office:date-value="2019-02-03" calcext:value-type="date">
            <text:p>03-02-2019</text:p>
          </table:table-cell>
          <table:table-cell office:value-type="float" office:value="17391" calcext:value-type="float">
            <text:p>17 391</text:p>
          </table:table-cell>
          <table:table-cell/>
          <table:table-cell table:formula="of:=[.F$2]*[.C23]^[.F$3]+[.F$4]*[.C23]^[.F$5]+[.F$6]*[.C23]^[.F$7]+[.F$8]" office:value-type="float" office:value="17389.7012471522" calcext:value-type="float">
            <text:p>17 390</text:p>
          </table:table-cell>
          <table:table-cell table:style-name="ce9" table:formula="of:=([.E24]-[.C24])^2" office:value-type="float" office:value="1.68675895966083" calcext:value-type="float">
            <text:p>1,69</text:p>
          </table:table-cell>
          <table:table-cell table:number-columns-repeated="5"/>
        </table:table-row>
        <table:table-row table:style-name="ro1">
          <table:table-cell/>
          <table:table-cell table:formula="of:=[.B24]+1" office:value-type="date" office:date-value="2019-02-04" calcext:value-type="date">
            <text:p>04-02-2019</text:p>
          </table:table-cell>
          <table:table-cell office:value-type="float" office:value="20630" calcext:value-type="float">
            <text:p>20 630</text:p>
          </table:table-cell>
          <table:table-cell/>
          <table:table-cell table:formula="of:=[.F$2]*[.C24]^[.F$3]+[.F$4]*[.C24]^[.F$5]+[.F$6]*[.C24]^[.F$7]+[.F$8]" office:value-type="float" office:value="20677.3229392458" calcext:value-type="float">
            <text:p>20 677</text:p>
          </table:table-cell>
          <table:table-cell table:style-name="ce9" table:formula="of:=([.E25]-[.C25])^2" office:value-type="float" office:value="2239.46057885907" calcext:value-type="float">
            <text:p>2 239,46</text:p>
          </table:table-cell>
          <table:table-cell table:number-columns-repeated="5"/>
        </table:table-row>
        <table:table-row table:style-name="ro1">
          <table:table-cell/>
          <table:table-cell table:formula="of:=[.B25]+1" office:value-type="date" office:date-value="2019-02-05" calcext:value-type="date">
            <text:p>05-02-2019</text:p>
          </table:table-cell>
          <table:table-cell office:value-type="float" office:value="24554" calcext:value-type="float">
            <text:p>24 554</text:p>
          </table:table-cell>
          <table:table-cell/>
          <table:table-cell table:formula="of:=[.F$2]*[.C25]^[.F$3]+[.F$4]*[.C25]^[.F$5]+[.F$6]*[.C25]^[.F$7]+[.F$8]" office:value-type="float" office:value="24536.4805008143" calcext:value-type="float">
            <text:p>24 536</text:p>
          </table:table-cell>
          <table:table-cell table:style-name="ce9" table:formula="of:=([.E26]-[.C26])^2" office:value-type="float" office:value="306.932851716299" calcext:value-type="float">
            <text:p>306,93</text:p>
          </table:table-cell>
          <table:table-cell table:number-columns-repeated="5"/>
        </table:table-row>
        <table:table-row table:style-name="ro1">
          <table:table-cell/>
          <table:table-cell table:formula="of:=[.B26]+1" office:value-type="date" office:date-value="2019-02-06" calcext:value-type="date">
            <text:p>06-02-2019</text:p>
          </table:table-cell>
          <table:table-cell table:formula="of:=IF([.E27]&lt;10000000000;[.E27];10000000000)" office:value-type="float" office:value="29366.5308315323" calcext:value-type="float">
            <text:p>29 367</text:p>
          </table:table-cell>
          <table:table-cell/>
          <table:table-cell table:formula="of:=[.F$2]*[.C26]^[.F$3]+[.F$4]*[.C26]^[.F$5]+[.F$6]*[.C26]^[.F$7]+[.F$8]" office:value-type="float" office:value="29366.5308315323" calcext:value-type="float">
            <text:p>29 367</text:p>
          </table:table-cell>
          <table:table-cell table:number-columns-repeated="6"/>
        </table:table-row>
        <table:table-row table:style-name="ro1">
          <table:table-cell/>
          <table:table-cell table:formula="of:=[.B27]+1" office:value-type="date" office:date-value="2019-02-07" calcext:value-type="date">
            <text:p>07-02-2019</text:p>
          </table:table-cell>
          <table:table-cell table:formula="of:=IF([.E28]&lt;10000000000;[.E28];10000000000)" office:value-type="float" office:value="35527.8126466183" calcext:value-type="float">
            <text:p>35 528</text:p>
          </table:table-cell>
          <table:table-cell/>
          <table:table-cell table:formula="of:=[.F$2]*[.C27]^[.F$3]+[.F$4]*[.C27]^[.F$5]+[.F$6]*[.C27]^[.F$7]+[.F$8]" office:value-type="float" office:value="35527.8126466183" calcext:value-type="float">
            <text:p>35 528</text:p>
          </table:table-cell>
          <table:table-cell table:number-columns-repeated="6"/>
        </table:table-row>
        <table:table-row table:style-name="ro1">
          <table:table-cell/>
          <table:table-cell table:formula="of:=[.B28]+1" office:value-type="date" office:date-value="2019-02-08" calcext:value-type="date">
            <text:p>08-02-2019</text:p>
          </table:table-cell>
          <table:table-cell table:formula="of:=IF([.E29]&lt;10000000000;[.E29];10000000000)" office:value-type="float" office:value="43797.9019913802" calcext:value-type="float">
            <text:p>43 798</text:p>
          </table:table-cell>
          <table:table-cell/>
          <table:table-cell table:formula="of:=[.F$2]*[.C28]^[.F$3]+[.F$4]*[.C28]^[.F$5]+[.F$6]*[.C28]^[.F$7]+[.F$8]" office:value-type="float" office:value="43797.9019913802" calcext:value-type="float">
            <text:p>43 798</text:p>
          </table:table-cell>
          <table:table-cell table:number-columns-repeated="6"/>
        </table:table-row>
        <table:table-row table:style-name="ro1">
          <table:table-cell/>
          <table:table-cell table:formula="of:=[.B29]+1" office:value-type="date" office:date-value="2019-02-09" calcext:value-type="date">
            <text:p>09-02-2019</text:p>
          </table:table-cell>
          <table:table-cell table:formula="of:=IF([.E30]&lt;10000000000;[.E30];10000000000)" office:value-type="float" office:value="55558.8498739621" calcext:value-type="float">
            <text:p>55 559</text:p>
          </table:table-cell>
          <table:table-cell/>
          <table:table-cell table:formula="of:=[.F$2]*[.C29]^[.F$3]+[.F$4]*[.C29]^[.F$5]+[.F$6]*[.C29]^[.F$7]+[.F$8]" office:value-type="float" office:value="55558.8498739621" calcext:value-type="float">
            <text:p>55 559</text:p>
          </table:table-cell>
          <table:table-cell table:number-columns-repeated="6"/>
        </table:table-row>
        <table:table-row table:style-name="ro1">
          <table:table-cell/>
          <table:table-cell table:formula="of:=[.B30]+1" office:value-type="date" office:date-value="2019-02-10" calcext:value-type="date">
            <text:p>10-02-2019</text:p>
          </table:table-cell>
          <table:table-cell table:formula="of:=IF([.E31]&lt;10000000000;[.E31];10000000000)" office:value-type="float" office:value="73533.9533116735" calcext:value-type="float">
            <text:p>73 534</text:p>
          </table:table-cell>
          <table:table-cell/>
          <table:table-cell table:formula="of:=[.F$2]*[.C30]^[.F$3]+[.F$4]*[.C30]^[.F$5]+[.F$6]*[.C30]^[.F$7]+[.F$8]" office:value-type="float" office:value="73533.9533116735" calcext:value-type="float">
            <text:p>73 534</text:p>
          </table:table-cell>
          <table:table-cell table:number-columns-repeated="6"/>
        </table:table-row>
        <table:table-row table:style-name="ro1">
          <table:table-cell/>
          <table:table-cell table:formula="of:=[.B31]+1" office:value-type="date" office:date-value="2019-02-11" calcext:value-type="date">
            <text:p>11-02-2019</text:p>
          </table:table-cell>
          <table:table-cell table:formula="of:=IF([.E32]&lt;10000000000;[.E32];10000000000)" office:value-type="float" office:value="103662.597826778" calcext:value-type="float">
            <text:p>103 663</text:p>
          </table:table-cell>
          <table:table-cell/>
          <table:table-cell table:formula="of:=[.F$2]*[.C31]^[.F$3]+[.F$4]*[.C31]^[.F$5]+[.F$6]*[.C31]^[.F$7]+[.F$8]" office:value-type="float" office:value="103662.597826778" calcext:value-type="float">
            <text:p>103 663</text:p>
          </table:table-cell>
          <table:table-cell table:number-columns-repeated="6"/>
        </table:table-row>
        <table:table-row table:style-name="ro1">
          <table:table-cell/>
          <table:table-cell table:formula="of:=[.B32]+1" office:value-type="date" office:date-value="2019-02-12" calcext:value-type="date">
            <text:p>12-02-2019</text:p>
          </table:table-cell>
          <table:table-cell table:formula="of:=IF([.E33]&lt;10000000000;[.E33];10000000000)" office:value-type="float" office:value="160709.156414312" calcext:value-type="float">
            <text:p>160 709</text:p>
          </table:table-cell>
          <table:table-cell/>
          <table:table-cell table:formula="of:=[.F$2]*[.C32]^[.F$3]+[.F$4]*[.C32]^[.F$5]+[.F$6]*[.C32]^[.F$7]+[.F$8]" office:value-type="float" office:value="160709.156414312" calcext:value-type="float">
            <text:p>160 709</text:p>
          </table:table-cell>
          <table:table-cell table:number-columns-repeated="6"/>
        </table:table-row>
        <table:table-row table:style-name="ro1">
          <table:table-cell/>
          <table:table-cell table:formula="of:=[.B33]+1" office:value-type="date" office:date-value="2019-02-13" calcext:value-type="date">
            <text:p>13-02-2019</text:p>
          </table:table-cell>
          <table:table-cell table:formula="of:=IF([.E34]&lt;10000000000;[.E34];10000000000)" office:value-type="float" office:value="288314.473945382" calcext:value-type="float">
            <text:p>288 314</text:p>
          </table:table-cell>
          <table:table-cell/>
          <table:table-cell table:formula="of:=[.F$2]*[.C33]^[.F$3]+[.F$4]*[.C33]^[.F$5]+[.F$6]*[.C33]^[.F$7]+[.F$8]" office:value-type="float" office:value="288314.473945382" calcext:value-type="float">
            <text:p>288 314</text:p>
          </table:table-cell>
          <table:table-cell table:number-columns-repeated="6"/>
        </table:table-row>
        <table:table-row table:style-name="ro1">
          <table:table-cell/>
          <table:table-cell table:formula="of:=[.B34]+1" office:value-type="date" office:date-value="2019-02-14" calcext:value-type="date">
            <text:p>14-02-2019</text:p>
          </table:table-cell>
          <table:table-cell table:formula="of:=IF([.E35]&lt;10000000000;[.E35];10000000000)" office:value-type="float" office:value="649854.208292929" calcext:value-type="float">
            <text:p>649 854</text:p>
          </table:table-cell>
          <table:table-cell/>
          <table:table-cell table:formula="of:=[.F$2]*[.C34]^[.F$3]+[.F$4]*[.C34]^[.F$5]+[.F$6]*[.C34]^[.F$7]+[.F$8]" office:value-type="float" office:value="649854.208292929" calcext:value-type="float">
            <text:p>649 854</text:p>
          </table:table-cell>
          <table:table-cell table:number-columns-repeated="6"/>
        </table:table-row>
        <table:table-row table:style-name="ro1">
          <table:table-cell/>
          <table:table-cell table:formula="of:=[.B35]+1" office:value-type="date" office:date-value="2019-02-15" calcext:value-type="date">
            <text:p>15-02-2019</text:p>
          </table:table-cell>
          <table:table-cell table:formula="of:=IF([.E36]&lt;10000000000;[.E36];10000000000)" office:value-type="float" office:value="2099396.231747" calcext:value-type="float">
            <text:p>2 099 396</text:p>
          </table:table-cell>
          <table:table-cell/>
          <table:table-cell table:formula="of:=[.F$2]*[.C35]^[.F$3]+[.F$4]*[.C35]^[.F$5]+[.F$6]*[.C35]^[.F$7]+[.F$8]" office:value-type="float" office:value="2099396.231747" calcext:value-type="float">
            <text:p>2 099 396</text:p>
          </table:table-cell>
          <table:table-cell table:number-columns-repeated="6"/>
        </table:table-row>
        <table:table-row table:style-name="ro1">
          <table:table-cell/>
          <table:table-cell table:formula="of:=[.B36]+1" office:value-type="date" office:date-value="2019-02-16" calcext:value-type="date">
            <text:p>16-02-2019</text:p>
          </table:table-cell>
          <table:table-cell table:formula="of:=IF([.E37]&lt;10000000000;[.E37];10000000000)" office:value-type="float" office:value="11929960.9445745" calcext:value-type="float">
            <text:p>11 929 961</text:p>
          </table:table-cell>
          <table:table-cell/>
          <table:table-cell table:formula="of:=[.F$2]*[.C36]^[.F$3]+[.F$4]*[.C36]^[.F$5]+[.F$6]*[.C36]^[.F$7]+[.F$8]" office:value-type="float" office:value="11929960.9445745" calcext:value-type="float">
            <text:p>11 929 961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date" office:date-value="2019-02-17" calcext:value-type="date">
            <text:p>17-02-2019</text:p>
          </table:table-cell>
          <table:table-cell table:formula="of:=IF([.E38]&lt;10000000000;[.E38];10000000000)" office:value-type="float" office:value="162138368.329256" calcext:value-type="float">
            <text:p>162 138 368</text:p>
          </table:table-cell>
          <table:table-cell/>
          <table:table-cell table:formula="of:=[.F$2]*[.C37]^[.F$3]+[.F$4]*[.C37]^[.F$5]+[.F$6]*[.C37]^[.F$7]+[.F$8]" office:value-type="float" office:value="162138368.329256" calcext:value-type="float">
            <text:p>162 138 368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date" office:date-value="2019-02-18" calcext:value-type="date">
            <text:p>18-02-2019</text:p>
          </table:table-cell>
          <table:table-cell table:formula="of:=IF([.E39]&lt;10000000000;[.E39];10000000000)" office:value-type="float" office:value="8301938723.65279" calcext:value-type="float">
            <text:p>8 301 938 724</text:p>
          </table:table-cell>
          <table:table-cell/>
          <table:table-cell table:formula="of:=[.F$2]*[.C38]^[.F$3]+[.F$4]*[.C38]^[.F$5]+[.F$6]*[.C38]^[.F$7]+[.F$8]" office:value-type="float" office:value="8301938723.65279" calcext:value-type="float">
            <text:p>8 301 938 724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date" office:date-value="2019-02-19" calcext:value-type="date">
            <text:p>19-02-2019</text:p>
          </table:table-cell>
          <table:table-cell table:formula="of:=IF([.E40]&lt;10000000000;[.E40];10000000000)" office:value-type="float" office:value="10000000000" calcext:value-type="float">
            <text:p>10 000 000 000</text:p>
          </table:table-cell>
          <table:table-cell/>
          <table:table-cell table:formula="of:=[.F$2]*[.C39]^[.F$3]+[.F$4]*[.C39]^[.F$5]+[.F$6]*[.C39]^[.F$7]+[.F$8]" office:value-type="float" office:value="3155266065035.01" calcext:value-type="float">
            <text:p>3 155 266 065 035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date" office:date-value="2019-02-20" calcext:value-type="date">
            <text:p>20-02-2019</text:p>
          </table:table-cell>
          <table:table-cell table:formula="of:=IF([.E41]&lt;10000000000;[.E41];10000000000)" office:value-type="float" office:value="10000000000" calcext:value-type="float">
            <text:p>10 000 000 000</text:p>
          </table:table-cell>
          <table:table-cell/>
          <table:table-cell table:formula="of:=[.F$2]*[.C40]^[.F$3]+[.F$4]*[.C40]^[.F$5]+[.F$6]*[.C40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date" office:date-value="2019-02-21" calcext:value-type="date">
            <text:p>21-02-2019</text:p>
          </table:table-cell>
          <table:table-cell table:formula="of:=IF([.E42]&lt;10000000000;[.E42];10000000000)" office:value-type="float" office:value="10000000000" calcext:value-type="float">
            <text:p>10 000 000 000</text:p>
          </table:table-cell>
          <table:table-cell/>
          <table:table-cell table:formula="of:=[.F$2]*[.C41]^[.F$3]+[.F$4]*[.C41]^[.F$5]+[.F$6]*[.C41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date" office:date-value="2019-02-22" calcext:value-type="date">
            <text:p>22-02-2019</text:p>
          </table:table-cell>
          <table:table-cell table:formula="of:=IF([.E43]&lt;10000000000;[.E43];10000000000)" office:value-type="float" office:value="10000000000" calcext:value-type="float">
            <text:p>10 000 000 000</text:p>
          </table:table-cell>
          <table:table-cell/>
          <table:table-cell table:formula="of:=[.F$2]*[.C42]^[.F$3]+[.F$4]*[.C42]^[.F$5]+[.F$6]*[.C42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43]+1" office:value-type="date" office:date-value="2019-02-23" calcext:value-type="date">
            <text:p>23-02-2019</text:p>
          </table:table-cell>
          <table:table-cell table:formula="of:=IF([.E44]&lt;10000000000;[.E44];10000000000)" office:value-type="float" office:value="10000000000" calcext:value-type="float">
            <text:p>10 000 000 000</text:p>
          </table:table-cell>
          <table:table-cell/>
          <table:table-cell table:formula="of:=[.F$2]*[.C43]^[.F$3]+[.F$4]*[.C43]^[.F$5]+[.F$6]*[.C43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date" office:date-value="2019-02-24" calcext:value-type="date">
            <text:p>24-02-2019</text:p>
          </table:table-cell>
          <table:table-cell table:formula="of:=IF([.E45]&lt;10000000000;[.E45];10000000000)" office:value-type="float" office:value="10000000000" calcext:value-type="float">
            <text:p>10 000 000 000</text:p>
          </table:table-cell>
          <table:table-cell/>
          <table:table-cell table:formula="of:=[.F$2]*[.C44]^[.F$3]+[.F$4]*[.C44]^[.F$5]+[.F$6]*[.C44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date" office:date-value="2019-02-25" calcext:value-type="date">
            <text:p>25-02-2019</text:p>
          </table:table-cell>
          <table:table-cell table:formula="of:=IF([.E46]&lt;10000000000;[.E46];10000000000)" office:value-type="float" office:value="10000000000" calcext:value-type="float">
            <text:p>10 000 000 000</text:p>
          </table:table-cell>
          <table:table-cell/>
          <table:table-cell table:formula="of:=[.F$2]*[.C45]^[.F$3]+[.F$4]*[.C45]^[.F$5]+[.F$6]*[.C45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date" office:date-value="2019-02-26" calcext:value-type="date">
            <text:p>26-02-2019</text:p>
          </table:table-cell>
          <table:table-cell table:formula="of:=IF([.E47]&lt;10000000000;[.E47];10000000000)" office:value-type="float" office:value="10000000000" calcext:value-type="float">
            <text:p>10 000 000 000</text:p>
          </table:table-cell>
          <table:table-cell/>
          <table:table-cell table:formula="of:=[.F$2]*[.C46]^[.F$3]+[.F$4]*[.C46]^[.F$5]+[.F$6]*[.C46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date" office:date-value="2019-02-27" calcext:value-type="date">
            <text:p>27-02-2019</text:p>
          </table:table-cell>
          <table:table-cell table:formula="of:=IF([.E48]&lt;10000000000;[.E48];10000000000)" office:value-type="float" office:value="10000000000" calcext:value-type="float">
            <text:p>10 000 000 000</text:p>
          </table:table-cell>
          <table:table-cell/>
          <table:table-cell table:formula="of:=[.F$2]*[.C47]^[.F$3]+[.F$4]*[.C47]^[.F$5]+[.F$6]*[.C47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date" office:date-value="2019-02-28" calcext:value-type="date">
            <text:p>28-02-2019</text:p>
          </table:table-cell>
          <table:table-cell table:formula="of:=IF([.E49]&lt;10000000000;[.E49];10000000000)" office:value-type="float" office:value="10000000000" calcext:value-type="float">
            <text:p>10 000 000 000</text:p>
          </table:table-cell>
          <table:table-cell/>
          <table:table-cell table:formula="of:=[.F$2]*[.C48]^[.F$3]+[.F$4]*[.C48]^[.F$5]+[.F$6]*[.C48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date" office:date-value="2019-03-01" calcext:value-type="date">
            <text:p>01-03-2019</text:p>
          </table:table-cell>
          <table:table-cell table:formula="of:=IF([.E50]&lt;10000000000;[.E50];10000000000)" office:value-type="float" office:value="10000000000" calcext:value-type="float">
            <text:p>10 000 000 000</text:p>
          </table:table-cell>
          <table:table-cell/>
          <table:table-cell table:formula="of:=[.F$2]*[.C49]^[.F$3]+[.F$4]*[.C49]^[.F$5]+[.F$6]*[.C49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date" office:date-value="2019-03-02" calcext:value-type="date">
            <text:p>02-03-2019</text:p>
          </table:table-cell>
          <table:table-cell table:formula="of:=IF([.E51]&lt;10000000000;[.E51];10000000000)" office:value-type="float" office:value="10000000000" calcext:value-type="float">
            <text:p>10 000 000 000</text:p>
          </table:table-cell>
          <table:table-cell/>
          <table:table-cell table:formula="of:=[.F$2]*[.C50]^[.F$3]+[.F$4]*[.C50]^[.F$5]+[.F$6]*[.C50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51]+1" office:value-type="date" office:date-value="2019-03-03" calcext:value-type="date">
            <text:p>03-03-2019</text:p>
          </table:table-cell>
          <table:table-cell table:formula="of:=IF([.E52]&lt;10000000000;[.E52];10000000000)" office:value-type="float" office:value="10000000000" calcext:value-type="float">
            <text:p>10 000 000 000</text:p>
          </table:table-cell>
          <table:table-cell/>
          <table:table-cell table:formula="of:=[.F$2]*[.C51]^[.F$3]+[.F$4]*[.C51]^[.F$5]+[.F$6]*[.C51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52]+1" office:value-type="date" office:date-value="2019-03-04" calcext:value-type="date">
            <text:p>04-03-2019</text:p>
          </table:table-cell>
          <table:table-cell table:formula="of:=IF([.E53]&lt;10000000000;[.E53];10000000000)" office:value-type="float" office:value="10000000000" calcext:value-type="float">
            <text:p>10 000 000 000</text:p>
          </table:table-cell>
          <table:table-cell/>
          <table:table-cell table:formula="of:=[.F$2]*[.C52]^[.F$3]+[.F$4]*[.C52]^[.F$5]+[.F$6]*[.C52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53]+1" office:value-type="date" office:date-value="2019-03-05" calcext:value-type="date">
            <text:p>05-03-2019</text:p>
          </table:table-cell>
          <table:table-cell table:formula="of:=IF([.E54]&lt;10000000000;[.E54];10000000000)" office:value-type="float" office:value="10000000000" calcext:value-type="float">
            <text:p>10 000 000 000</text:p>
          </table:table-cell>
          <table:table-cell/>
          <table:table-cell table:formula="of:=[.F$2]*[.C53]^[.F$3]+[.F$4]*[.C53]^[.F$5]+[.F$6]*[.C53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54]+1" office:value-type="date" office:date-value="2019-03-06" calcext:value-type="date">
            <text:p>06-03-2019</text:p>
          </table:table-cell>
          <table:table-cell table:formula="of:=IF([.E55]&lt;10000000000;[.E55];10000000000)" office:value-type="float" office:value="10000000000" calcext:value-type="float">
            <text:p>10 000 000 000</text:p>
          </table:table-cell>
          <table:table-cell/>
          <table:table-cell table:formula="of:=[.F$2]*[.C54]^[.F$3]+[.F$4]*[.C54]^[.F$5]+[.F$6]*[.C54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55]+1" office:value-type="date" office:date-value="2019-03-07" calcext:value-type="date">
            <text:p>07-03-2019</text:p>
          </table:table-cell>
          <table:table-cell table:formula="of:=IF([.E56]&lt;10000000000;[.E56];10000000000)" office:value-type="float" office:value="10000000000" calcext:value-type="float">
            <text:p>10 000 000 000</text:p>
          </table:table-cell>
          <table:table-cell/>
          <table:table-cell table:formula="of:=[.F$2]*[.C55]^[.F$3]+[.F$4]*[.C55]^[.F$5]+[.F$6]*[.C55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56]+1" office:value-type="date" office:date-value="2019-03-08" calcext:value-type="date">
            <text:p>08-03-2019</text:p>
          </table:table-cell>
          <table:table-cell table:formula="of:=IF([.E57]&lt;10000000000;[.E57];10000000000)" office:value-type="float" office:value="10000000000" calcext:value-type="float">
            <text:p>10 000 000 000</text:p>
          </table:table-cell>
          <table:table-cell/>
          <table:table-cell table:formula="of:=[.F$2]*[.C56]^[.F$3]+[.F$4]*[.C56]^[.F$5]+[.F$6]*[.C56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57]+1" office:value-type="date" office:date-value="2019-03-09" calcext:value-type="date">
            <text:p>09-03-2019</text:p>
          </table:table-cell>
          <table:table-cell table:formula="of:=IF([.E58]&lt;10000000000;[.E58];10000000000)" office:value-type="float" office:value="10000000000" calcext:value-type="float">
            <text:p>10 000 000 000</text:p>
          </table:table-cell>
          <table:table-cell/>
          <table:table-cell table:formula="of:=[.F$2]*[.C57]^[.F$3]+[.F$4]*[.C57]^[.F$5]+[.F$6]*[.C57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58]+1" office:value-type="date" office:date-value="2019-03-10" calcext:value-type="date">
            <text:p>10-03-2019</text:p>
          </table:table-cell>
          <table:table-cell table:formula="of:=IF([.E59]&lt;10000000000;[.E59];10000000000)" office:value-type="float" office:value="10000000000" calcext:value-type="float">
            <text:p>10 000 000 000</text:p>
          </table:table-cell>
          <table:table-cell/>
          <table:table-cell table:formula="of:=[.F$2]*[.C58]^[.F$3]+[.F$4]*[.C58]^[.F$5]+[.F$6]*[.C58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59]+1" office:value-type="date" office:date-value="2019-03-11" calcext:value-type="date">
            <text:p>11-03-2019</text:p>
          </table:table-cell>
          <table:table-cell table:formula="of:=IF([.E60]&lt;10000000000;[.E60];10000000000)" office:value-type="float" office:value="10000000000" calcext:value-type="float">
            <text:p>10 000 000 000</text:p>
          </table:table-cell>
          <table:table-cell/>
          <table:table-cell table:formula="of:=[.F$2]*[.C59]^[.F$3]+[.F$4]*[.C59]^[.F$5]+[.F$6]*[.C59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60]+1" office:value-type="date" office:date-value="2019-03-12" calcext:value-type="date">
            <text:p>12-03-2019</text:p>
          </table:table-cell>
          <table:table-cell table:formula="of:=IF([.E61]&lt;10000000000;[.E61];10000000000)" office:value-type="float" office:value="10000000000" calcext:value-type="float">
            <text:p>10 000 000 000</text:p>
          </table:table-cell>
          <table:table-cell/>
          <table:table-cell table:formula="of:=[.F$2]*[.C60]^[.F$3]+[.F$4]*[.C60]^[.F$5]+[.F$6]*[.C60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61]+1" office:value-type="date" office:date-value="2019-03-13" calcext:value-type="date">
            <text:p>13-03-2019</text:p>
          </table:table-cell>
          <table:table-cell table:formula="of:=IF([.E62]&lt;10000000000;[.E62];10000000000)" office:value-type="float" office:value="10000000000" calcext:value-type="float">
            <text:p>10 000 000 000</text:p>
          </table:table-cell>
          <table:table-cell/>
          <table:table-cell table:formula="of:=[.F$2]*[.C61]^[.F$3]+[.F$4]*[.C61]^[.F$5]+[.F$6]*[.C61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62]+1" office:value-type="date" office:date-value="2019-03-14" calcext:value-type="date">
            <text:p>14-03-2019</text:p>
          </table:table-cell>
          <table:table-cell table:formula="of:=IF([.E63]&lt;10000000000;[.E63];10000000000)" office:value-type="float" office:value="10000000000" calcext:value-type="float">
            <text:p>10 000 000 000</text:p>
          </table:table-cell>
          <table:table-cell/>
          <table:table-cell table:formula="of:=[.F$2]*[.C62]^[.F$3]+[.F$4]*[.C62]^[.F$5]+[.F$6]*[.C62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63]+1" office:value-type="date" office:date-value="2019-03-15" calcext:value-type="date">
            <text:p>15-03-2019</text:p>
          </table:table-cell>
          <table:table-cell table:formula="of:=IF([.E64]&lt;10000000000;[.E64];10000000000)" office:value-type="float" office:value="10000000000" calcext:value-type="float">
            <text:p>10 000 000 000</text:p>
          </table:table-cell>
          <table:table-cell/>
          <table:table-cell table:formula="of:=[.F$2]*[.C63]^[.F$3]+[.F$4]*[.C63]^[.F$5]+[.F$6]*[.C63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64]+1" office:value-type="date" office:date-value="2019-03-16" calcext:value-type="date">
            <text:p>16-03-2019</text:p>
          </table:table-cell>
          <table:table-cell table:formula="of:=IF([.E65]&lt;10000000000;[.E65];10000000000)" office:value-type="float" office:value="10000000000" calcext:value-type="float">
            <text:p>10 000 000 000</text:p>
          </table:table-cell>
          <table:table-cell/>
          <table:table-cell table:formula="of:=[.F$2]*[.C64]^[.F$3]+[.F$4]*[.C64]^[.F$5]+[.F$6]*[.C64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65]+1" office:value-type="date" office:date-value="2019-03-17" calcext:value-type="date">
            <text:p>17-03-2019</text:p>
          </table:table-cell>
          <table:table-cell table:formula="of:=IF([.E66]&lt;10000000000;[.E66];10000000000)" office:value-type="float" office:value="10000000000" calcext:value-type="float">
            <text:p>10 000 000 000</text:p>
          </table:table-cell>
          <table:table-cell/>
          <table:table-cell table:formula="of:=[.F$2]*[.C65]^[.F$3]+[.F$4]*[.C65]^[.F$5]+[.F$6]*[.C65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66]+1" office:value-type="date" office:date-value="2019-03-18" calcext:value-type="date">
            <text:p>18-03-2019</text:p>
          </table:table-cell>
          <table:table-cell table:formula="of:=IF([.E67]&lt;10000000000;[.E67];10000000000)" office:value-type="float" office:value="10000000000" calcext:value-type="float">
            <text:p>10 000 000 000</text:p>
          </table:table-cell>
          <table:table-cell/>
          <table:table-cell table:formula="of:=[.F$2]*[.C66]^[.F$3]+[.F$4]*[.C66]^[.F$5]+[.F$6]*[.C66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67]+1" office:value-type="date" office:date-value="2019-03-19" calcext:value-type="date">
            <text:p>19-03-2019</text:p>
          </table:table-cell>
          <table:table-cell table:formula="of:=IF([.E68]&lt;10000000000;[.E68];10000000000)" office:value-type="float" office:value="10000000000" calcext:value-type="float">
            <text:p>10 000 000 000</text:p>
          </table:table-cell>
          <table:table-cell/>
          <table:table-cell table:formula="of:=[.F$2]*[.C67]^[.F$3]+[.F$4]*[.C67]^[.F$5]+[.F$6]*[.C67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68]+1" office:value-type="date" office:date-value="2019-03-20" calcext:value-type="date">
            <text:p>20-03-2019</text:p>
          </table:table-cell>
          <table:table-cell table:formula="of:=IF([.E69]&lt;10000000000;[.E69];10000000000)" office:value-type="float" office:value="10000000000" calcext:value-type="float">
            <text:p>10 000 000 000</text:p>
          </table:table-cell>
          <table:table-cell/>
          <table:table-cell table:formula="of:=[.F$2]*[.C68]^[.F$3]+[.F$4]*[.C68]^[.F$5]+[.F$6]*[.C68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69]+1" office:value-type="date" office:date-value="2019-03-21" calcext:value-type="date">
            <text:p>21-03-2019</text:p>
          </table:table-cell>
          <table:table-cell table:formula="of:=IF([.E70]&lt;10000000000;[.E70];10000000000)" office:value-type="float" office:value="10000000000" calcext:value-type="float">
            <text:p>10 000 000 000</text:p>
          </table:table-cell>
          <table:table-cell/>
          <table:table-cell table:formula="of:=[.F$2]*[.C69]^[.F$3]+[.F$4]*[.C69]^[.F$5]+[.F$6]*[.C69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70]+1" office:value-type="date" office:date-value="2019-03-22" calcext:value-type="date">
            <text:p>22-03-2019</text:p>
          </table:table-cell>
          <table:table-cell table:formula="of:=IF([.E71]&lt;10000000000;[.E71];10000000000)" office:value-type="float" office:value="10000000000" calcext:value-type="float">
            <text:p>10 000 000 000</text:p>
          </table:table-cell>
          <table:table-cell/>
          <table:table-cell table:formula="of:=[.F$2]*[.C70]^[.F$3]+[.F$4]*[.C70]^[.F$5]+[.F$6]*[.C70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71]+1" office:value-type="date" office:date-value="2019-03-23" calcext:value-type="date">
            <text:p>23-03-2019</text:p>
          </table:table-cell>
          <table:table-cell table:formula="of:=IF([.E72]&lt;10000000000;[.E72];10000000000)" office:value-type="float" office:value="10000000000" calcext:value-type="float">
            <text:p>10 000 000 000</text:p>
          </table:table-cell>
          <table:table-cell/>
          <table:table-cell table:formula="of:=[.F$2]*[.C71]^[.F$3]+[.F$4]*[.C71]^[.F$5]+[.F$6]*[.C71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4" calcext:value-type="date">
            <text:p>24-03-2019</text:p>
          </table:table-cell>
          <table:table-cell table:formula="of:=IF([.E73]&lt;10000000000;[.E73];10000000000)" office:value-type="float" office:value="10000000000" calcext:value-type="float">
            <text:p>10 000 000 000</text:p>
          </table:table-cell>
          <table:table-cell/>
          <table:table-cell table:formula="of:=[.F$2]*[.C72]^[.F$3]+[.F$4]*[.C72]^[.F$5]+[.F$6]*[.C72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5" calcext:value-type="date">
            <text:p>25-03-2019</text:p>
          </table:table-cell>
          <table:table-cell table:formula="of:=IF([.E74]&lt;10000000000;[.E74];10000000000)" office:value-type="float" office:value="10000000000" calcext:value-type="float">
            <text:p>10 000 000 000</text:p>
          </table:table-cell>
          <table:table-cell/>
          <table:table-cell table:formula="of:=[.F$2]*[.C73]^[.F$3]+[.F$4]*[.C73]^[.F$5]+[.F$6]*[.C73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6" calcext:value-type="date">
            <text:p>26-03-2019</text:p>
          </table:table-cell>
          <table:table-cell table:formula="of:=IF([.E75]&lt;10000000000;[.E75];10000000000)" office:value-type="float" office:value="10000000000" calcext:value-type="float">
            <text:p>10 000 000 000</text:p>
          </table:table-cell>
          <table:table-cell/>
          <table:table-cell table:formula="of:=[.F$2]*[.C74]^[.F$3]+[.F$4]*[.C74]^[.F$5]+[.F$6]*[.C74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7" calcext:value-type="date">
            <text:p>27-03-2019</text:p>
          </table:table-cell>
          <table:table-cell table:formula="of:=IF([.E76]&lt;10000000000;[.E76];10000000000)" office:value-type="float" office:value="10000000000" calcext:value-type="float">
            <text:p>10 000 000 000</text:p>
          </table:table-cell>
          <table:table-cell/>
          <table:table-cell table:formula="of:=[.F$2]*[.C75]^[.F$3]+[.F$4]*[.C75]^[.F$5]+[.F$6]*[.C75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8" calcext:value-type="date">
            <text:p>28-03-2019</text:p>
          </table:table-cell>
          <table:table-cell table:formula="of:=IF([.E77]&lt;10000000000;[.E77];10000000000)" office:value-type="float" office:value="10000000000" calcext:value-type="float">
            <text:p>10 000 000 000</text:p>
          </table:table-cell>
          <table:table-cell/>
          <table:table-cell table:formula="of:=[.F$2]*[.C76]^[.F$3]+[.F$4]*[.C76]^[.F$5]+[.F$6]*[.C76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9" calcext:value-type="date">
            <text:p>29-03-2019</text:p>
          </table:table-cell>
          <table:table-cell table:formula="of:=IF([.E78]&lt;10000000000;[.E78];10000000000)" office:value-type="float" office:value="10000000000" calcext:value-type="float">
            <text:p>10 000 000 000</text:p>
          </table:table-cell>
          <table:table-cell/>
          <table:table-cell table:formula="of:=[.F$2]*[.C77]^[.F$3]+[.F$4]*[.C77]^[.F$5]+[.F$6]*[.C77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30" calcext:value-type="date">
            <text:p>30-03-2019</text:p>
          </table:table-cell>
          <table:table-cell table:formula="of:=IF([.E79]&lt;10000000000;[.E79];10000000000)" office:value-type="float" office:value="10000000000" calcext:value-type="float">
            <text:p>10 000 000 000</text:p>
          </table:table-cell>
          <table:table-cell/>
          <table:table-cell table:formula="of:=[.F$2]*[.C78]^[.F$3]+[.F$4]*[.C78]^[.F$5]+[.F$6]*[.C78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31" calcext:value-type="date">
            <text:p>31-03-2019</text:p>
          </table:table-cell>
          <table:table-cell table:formula="of:=IF([.E80]&lt;10000000000;[.E80];10000000000)" office:value-type="float" office:value="10000000000" calcext:value-type="float">
            <text:p>10 000 000 000</text:p>
          </table:table-cell>
          <table:table-cell/>
          <table:table-cell table:formula="of:=[.F$2]*[.C79]^[.F$3]+[.F$4]*[.C79]^[.F$5]+[.F$6]*[.C79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4-01" calcext:value-type="date">
            <text:p>01-04-2019</text:p>
          </table:table-cell>
          <table:table-cell table:formula="of:=IF([.E81]&lt;10000000000;[.E81];10000000000)" office:value-type="float" office:value="10000000000" calcext:value-type="float">
            <text:p>10 000 000 000</text:p>
          </table:table-cell>
          <table:table-cell/>
          <table:table-cell table:formula="of:=[.F$2]*[.C80]^[.F$3]+[.F$4]*[.C80]^[.F$5]+[.F$6]*[.C80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4-02" calcext:value-type="date">
            <text:p>02-04-2019</text:p>
          </table:table-cell>
          <table:table-cell table:formula="of:=IF([.E82]&lt;10000000000;[.E82];10000000000)" office:value-type="float" office:value="10000000000" calcext:value-type="float">
            <text:p>10 000 000 000</text:p>
          </table:table-cell>
          <table:table-cell/>
          <table:table-cell table:formula="of:=[.F$2]*[.C81]^[.F$3]+[.F$4]*[.C81]^[.F$5]+[.F$6]*[.C81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3" calcext:value-type="date">
            <text:p>03-04-2019</text:p>
          </table:table-cell>
          <table:table-cell table:formula="of:=IF([.E83]&lt;10000000000;[.E83];10000000000)" office:value-type="float" office:value="10000000000" calcext:value-type="float">
            <text:p>10 000 000 000</text:p>
          </table:table-cell>
          <table:table-cell/>
          <table:table-cell table:formula="of:=[.F$2]*[.C82]^[.F$3]+[.F$4]*[.C82]^[.F$5]+[.F$6]*[.C82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4" calcext:value-type="date">
            <text:p>04-04-2019</text:p>
          </table:table-cell>
          <table:table-cell table:formula="of:=IF([.E84]&lt;10000000000;[.E84];10000000000)" office:value-type="float" office:value="10000000000" calcext:value-type="float">
            <text:p>10 000 000 000</text:p>
          </table:table-cell>
          <table:table-cell/>
          <table:table-cell table:formula="of:=[.F$2]*[.C83]^[.F$3]+[.F$4]*[.C83]^[.F$5]+[.F$6]*[.C83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5" calcext:value-type="date">
            <text:p>05-04-2019</text:p>
          </table:table-cell>
          <table:table-cell table:formula="of:=IF([.E85]&lt;10000000000;[.E85];10000000000)" office:value-type="float" office:value="10000000000" calcext:value-type="float">
            <text:p>10 000 000 000</text:p>
          </table:table-cell>
          <table:table-cell/>
          <table:table-cell table:formula="of:=[.F$2]*[.C84]^[.F$3]+[.F$4]*[.C84]^[.F$5]+[.F$6]*[.C84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6" calcext:value-type="date">
            <text:p>06-04-2019</text:p>
          </table:table-cell>
          <table:table-cell table:formula="of:=IF([.E86]&lt;10000000000;[.E86];10000000000)" office:value-type="float" office:value="10000000000" calcext:value-type="float">
            <text:p>10 000 000 000</text:p>
          </table:table-cell>
          <table:table-cell/>
          <table:table-cell table:formula="of:=[.F$2]*[.C85]^[.F$3]+[.F$4]*[.C85]^[.F$5]+[.F$6]*[.C85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7" calcext:value-type="date">
            <text:p>07-04-2019</text:p>
          </table:table-cell>
          <table:table-cell table:formula="of:=IF([.E87]&lt;10000000000;[.E87];10000000000)" office:value-type="float" office:value="10000000000" calcext:value-type="float">
            <text:p>10 000 000 000</text:p>
          </table:table-cell>
          <table:table-cell/>
          <table:table-cell table:formula="of:=[.F$2]*[.C86]^[.F$3]+[.F$4]*[.C86]^[.F$5]+[.F$6]*[.C86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8" calcext:value-type="date">
            <text:p>08-04-2019</text:p>
          </table:table-cell>
          <table:table-cell table:formula="of:=IF([.E88]&lt;10000000000;[.E88];10000000000)" office:value-type="float" office:value="10000000000" calcext:value-type="float">
            <text:p>10 000 000 000</text:p>
          </table:table-cell>
          <table:table-cell/>
          <table:table-cell table:formula="of:=[.F$2]*[.C87]^[.F$3]+[.F$4]*[.C87]^[.F$5]+[.F$6]*[.C87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9" calcext:value-type="date">
            <text:p>09-04-2019</text:p>
          </table:table-cell>
          <table:table-cell table:formula="of:=IF([.E89]&lt;10000000000;[.E89];10000000000)" office:value-type="float" office:value="10000000000" calcext:value-type="float">
            <text:p>10 000 000 000</text:p>
          </table:table-cell>
          <table:table-cell/>
          <table:table-cell table:formula="of:=[.F$2]*[.C88]^[.F$3]+[.F$4]*[.C88]^[.F$5]+[.F$6]*[.C88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10" calcext:value-type="date">
            <text:p>10-04-2019</text:p>
          </table:table-cell>
          <table:table-cell table:formula="of:=IF([.E90]&lt;10000000000;[.E90];10000000000)" office:value-type="float" office:value="10000000000" calcext:value-type="float">
            <text:p>10 000 000 000</text:p>
          </table:table-cell>
          <table:table-cell/>
          <table:table-cell table:formula="of:=[.F$2]*[.C89]^[.F$3]+[.F$4]*[.C89]^[.F$5]+[.F$6]*[.C89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11" calcext:value-type="date">
            <text:p>11-04-2019</text:p>
          </table:table-cell>
          <table:table-cell table:formula="of:=IF([.E91]&lt;10000000000;[.E91];10000000000)" office:value-type="float" office:value="10000000000" calcext:value-type="float">
            <text:p>10 000 000 000</text:p>
          </table:table-cell>
          <table:table-cell/>
          <table:table-cell table:formula="of:=[.F$2]*[.C90]^[.F$3]+[.F$4]*[.C90]^[.F$5]+[.F$6]*[.C90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2" calcext:value-type="date">
            <text:p>12-04-2019</text:p>
          </table:table-cell>
          <table:table-cell table:formula="of:=IF([.E92]&lt;10000000000;[.E92];10000000000)" office:value-type="float" office:value="10000000000" calcext:value-type="float">
            <text:p>10 000 000 000</text:p>
          </table:table-cell>
          <table:table-cell/>
          <table:table-cell table:formula="of:=[.F$2]*[.C91]^[.F$3]+[.F$4]*[.C91]^[.F$5]+[.F$6]*[.C91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3" calcext:value-type="date">
            <text:p>13-04-2019</text:p>
          </table:table-cell>
          <table:table-cell table:formula="of:=IF([.E93]&lt;10000000000;[.E93];10000000000)" office:value-type="float" office:value="10000000000" calcext:value-type="float">
            <text:p>10 000 000 000</text:p>
          </table:table-cell>
          <table:table-cell/>
          <table:table-cell table:formula="of:=[.F$2]*[.C92]^[.F$3]+[.F$4]*[.C92]^[.F$5]+[.F$6]*[.C92]^[.F$7]+[.F$8]" office:value-type="float" office:value="4178530955225.35" calcext:value-type="float">
            <text:p>4 178 530 955 22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5">00.00.0000</text:date>, <text:time style:data-style-name="N2" text:time-value="23:10:42.340959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05T23:37:10.545619625</dc:date>
    <meta:editing-duration>PT46M39S</meta:editing-duration>
    <meta:editing-cycles>9</meta:editing-cycles>
    <meta:generator>LibreOffice/5.1.6.2$Linux_X86_64 LibreOffice_project/10m0$Build-2</meta:generator>
    <meta:document-statistic meta:table-count="1" meta:cell-count="2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0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822cm" svg:height="11.714cm" xlink:href=".." xlink:type="simple" chart:class="chart:line" chart:style-name="ch1">
        <chart:title svg:x="8.658cm" svg:y="0.37cm" chart:style-name="ch2">
          <text:p>expansion 2019-nCoV</text:p>
        </chart:title>
        <chart:plot-area chart:style-name="ch3" table:cell-range-address="Sheet9.B11:Sheet9.C48" chart:data-source-has-labels="column" svg:x="2.346cm" svg:y="1.198cm" svg:width="18.564cm" svg:height="9.492cm">
          <chartooo:coordinate-region svg:x="4.079cm" svg:y="1.397cm" svg:width="16.831cm" svg:height="7.349cm"/>
          <chart:axis chart:dimension="x" chart:name="primary-x" chart:style-name="ch4" chartooo:axis-type="date">
            <chartooo:date-scale chart:base-time-unit="days"/>
            <chart:categories table:cell-range-address="Sheet9.B11:Sheet9.B48"/>
            <chart:grid chart:style-name="ch5" chart:class="major"/>
          </chart:axis>
          <chart:axis chart:dimension="y" chart:name="primary-y" chart:style-name="ch6">
            <chart:title svg:x="1.35cm" svg:y="7.443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1:Sheet9.C48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1:Sheet9.B48</svg:desc>
                </draw:g>
              </table:table-cell>
              <table:table-cell office:value-type="float" office:value="282">
                <text:p>282</text:p>
                <draw:g>
                  <svg:desc>Sheet9.C11:Sheet9.C48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9366.5308315323">
                <text:p>29366.5308315323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5527.8126466183">
                <text:p>35527.8126466183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43797.9019913802">
                <text:p>43797.9019913802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55558.8498739621">
                <text:p>55558.8498739621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73533.9533116735">
                <text:p>73533.9533116735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103662.597826778">
                <text:p>103662.597826778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160709.156414312">
                <text:p>160709.156414312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288314.473945382">
                <text:p>288314.473945382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649854.208292929">
                <text:p>649854.208292929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2099396.231747">
                <text:p>2099396.231747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11929960.9445745">
                <text:p>11929960.9445745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162138368.329256">
                <text:p>162138368.329256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8301938723.65279">
                <text:p>8301938723.65279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0000000000">
                <text:p>1000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